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6acd" officeooo:paragraph-rsid="001b6acd"/>
    </style:style>
    <style:style style:name="P2" style:family="paragraph" style:parent-style-name="Standard">
      <style:text-properties officeooo:rsid="001b6acd" officeooo:paragraph-rsid="001ce7c4"/>
    </style:style>
    <style:style style:name="P3" style:family="paragraph" style:parent-style-name="Standard">
      <style:text-properties officeooo:paragraph-rsid="001ce7c4"/>
    </style:style>
    <style:style style:name="P4" style:family="paragraph" style:parent-style-name="Standard">
      <style:text-properties officeooo:rsid="001e689a" officeooo:paragraph-rsid="001e689a"/>
    </style:style>
    <style:style style:name="T1" style:family="text">
      <style:text-properties officeooo:rsid="001b6acd"/>
    </style:style>
    <style:style style:name="T2" style:family="text">
      <style:text-properties officeooo:rsid="001b71a5"/>
    </style:style>
    <style:style style:name="T3" style:family="text">
      <style:text-properties officeooo:rsid="001ce7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tle: Formal verification for the consensus protocols in Blockchain technology:</text:p>
      <text:p text:style-name="P4">Domain: Networks and Distributed Systems.</text:p>
      <text:p text:style-name="P4"/>
      <text:p text:style-name="P3"><text:span text:style-name="T1">Many people have already started investing their money on cryptocurrencies. Due to its vital role in recent days, it is needed </text:span><text:span text:style-name="T2">to investigate or even develop techniques which should promote confidentiality and intergrity towards the applications that are built using Blockchain technology. In this, I'd like to work on formal verification methods for the consensus protocol which were already existed </text:span><text:span text:style-name="T3">and also formally verifying other new protocols whichare being implemen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30T16:21:19.059722569</meta:creation-date>
    <dc:date>2021-04-30T17:03:27.960305929</dc:date>
    <meta:editing-duration>PT1M27S</meta:editing-duration>
    <meta:editing-cycles>1</meta:editing-cycles>
    <meta:document-statistic meta:table-count="0" meta:image-count="0" meta:object-count="0" meta:page-count="1" meta:paragraph-count="3" meta:word-count="85" meta:character-count="597" meta:non-whitespace-character-count="515"/>
    <meta:generator>LibreOffice/6.4.6.2$Linux_X86_64 LibreOffice_project/40$Build-2</meta:generator>
  </office:meta>
</office:document-meta>
</file>